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555213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paragraph-rsid="0e927a73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rsid="0ec19879" officeooo:paragraph-rsid="0ec19879"/>
    </style:style>
    <style:style style:name="P103" style:family="paragraph" style:parent-style-name="Standard">
      <style:text-properties officeooo:paragraph-rsid="0ec19879"/>
    </style:style>
    <style:style style:name="P104" style:family="paragraph" style:parent-style-name="Footnote">
      <style:text-properties officeooo:rsid="043ccc66" officeooo:paragraph-rsid="0dca2508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>
      <style:text-properties officeooo:paragraph-rsid="0cc50ec9"/>
    </style:style>
    <style:style style:name="P11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1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13" style:family="paragraph" style:parent-style-name="Standard">
      <style:text-properties officeooo:paragraph-rsid="0ec22dd8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7" style:family="text">
      <style:text-properties fo:color="#000000" loext:opacity="100%" style:font-name="Liberation Sans" fo:font-size="12pt" style:font-size-asian="12pt" style:font-size-complex="12pt"/>
    </style:style>
    <style:style style:name="T3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1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officeooo:rsid="047da547"/>
    </style:style>
    <style:style style:name="T35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2" style:family="text">
      <style:text-properties style:use-window-font-color="true" loext:opacity="0%" style:font-name="Liberation Sans" fo:font-size="12pt" style:font-size-asian="12pt" style:font-size-complex="12pt"/>
    </style:style>
    <style:style style:name="T373" style:family="text">
      <style:text-properties officeooo:rsid="04473353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officeooo:rsid="0aace3cd"/>
    </style:style>
    <style:style style:name="T376" style:family="text">
      <style:text-properties fo:font-size="10pt" style:font-size-asian="10pt" style:font-size-complex="10pt"/>
    </style:style>
    <style:style style:name="T377" style:family="text">
      <style:text-properties officeooo:rsid="0394a435"/>
    </style:style>
    <style:style style:name="T378" style:family="text">
      <style:text-properties officeooo:rsid="0b668458"/>
    </style:style>
    <style:style style:name="T379" style:family="text">
      <style:text-properties officeooo:rsid="0c125172"/>
    </style:style>
    <style:style style:name="T3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2" style:family="text">
      <style:text-properties officeooo:rsid="0cf7e116"/>
    </style:style>
    <style:style style:name="T383" style:family="text">
      <style:text-properties officeooo:rsid="0b952edb"/>
    </style:style>
    <style:style style:name="T384" style:family="text">
      <style:text-properties officeooo:rsid="0dd7714a"/>
    </style:style>
    <style:style style:name="T385" style:family="text">
      <style:text-properties officeooo:rsid="0dd5c0d9"/>
    </style:style>
    <style:style style:name="T386" style:family="text">
      <style:text-properties officeooo:rsid="0dd5fde1"/>
    </style:style>
    <style:style style:name="T387" style:family="text">
      <style:text-properties officeooo:rsid="0e87ed43"/>
    </style:style>
    <style:style style:name="T388" style:family="text">
      <style:text-properties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span text:style-name="T277">C</text:span><text:span text:style-name="T276">hecklist voor </text:span><text:span text:style-name="T278">de installatie</text:span><text:span text:style-name="T276"> van </text:span><text:reference-mark-start text:name="Distributie"/><text:span text:style-name="T279">Debian</text:span><text:reference-mark-end text:name="Distributie"/><text:span text:style-name="T280"> </text:span><text:span text:style-name="T281">GNU/Linux </text:span><text:reference-mark-start text:name="Versie"/><text:span text:style-name="T279">1</text:span><text:span text:style-name="T282">1</text:span><text:reference-mark-end text:name="Versie"/><text:span text:style-name="Strong_20_Emphasis"><text:span text:style-name="T313"> </text:span></text:span><text:span text:style-name="Strong_20_Emphasis"><text:span text:style-name="T314">LTS</text:span></text:span><text:span text:style-name="T283"><text:note text:id="ftn1" text:note-class="footnote"><text:note-citation>1</text:note-citation><text:note-body><text:p text:style-name="P30"><text:span text:style-name="T377">Deze versie heeft codenaam </text:span><text:span text:style-name="T337">B</text:span><text:span text:style-name="T338">ullseye</text:span><text:span text:style-name="T378"> </text:span><text:span text:style-name="T379">(</text:span><text:span text:style-name="T338">bullseye</text:span><text:span text:style-name="T379">)</text:span><text:span text:style-name="T378"> </text:span><text:span text:style-name="T339">en is een zogenaamde LTS-versie (</text:span><text:span text:style-name="T340">LTS=</text:span><text:span text:style-name="T339">Long-Term Support, langetermijnondersteuning). <text:s/></text:span><text:span text:style-name="T341">Deze</text:span><text:span text:style-name="T339"> LTS-versie versch</text:span><text:span text:style-name="T341">een </text:span><text:span text:style-name="T342">in </text:span><text:span text:style-name="T343">augustus</text:span><text:span text:style-name="T339"> 20</text:span><text:span text:style-name="T343">2</text:span><text:span text:style-name="T341">1</text:span><text:span text:style-name="T339"> en wordt vanaf vrijgave </text:span><text:span text:style-name="T342">vijf</text:span><text:span text:style-name="T339"> jaar ondersteund</text:span><text:span text:style-name="T344"> </text:span><text:span text:style-name="T339">(</text:span><text:span text:style-name="T345">updates </text:span><text:span text:style-name="T339">tot </text:span><text:span text:style-name="T343">augustus</text:span><text:span text:style-name="T341"> </text:span><text:span text:style-name="T339">202</text:span><text:span text:style-name="T343">6</text:span><text:span text:style-name="T344">)</text:span><text:span text:style-name="T346">.</text:span></text:p></text:note-body></text:note></text:span><text:span text:style-name="T284"> </text:span><text:reference-mark-start text:name="Editie"/><text:span text:style-name="T285">desktop</text:span><text:reference-mark-end text:name="Editie"/><text:span text:style-name="T286">.</text:span></text:p>
      <text:p text:style-name="P4"/>
      <text:p text:style-name="Standard"><text:span text:style-name="T38">Kijk op</text:span><text:span text:style-name="T305"> </text:span><text:a xlink:type="simple" xlink:href="https://karelzimmer.nl/" text:style-name="Internet_20_link" text:visited-style-name="Visited_20_Internet_20_Link"><text:span text:style-name="T9">karelzimmer.nl</text:span></text:a><text:span text:style-name="T305"> </text:span><text:span text:style-name="T349">voor</text:span><text:span text:style-name="T350"> </text:span><text:span text:style-name="T351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2">(zie toelichting)</text:span><text:span text:style-name="T20">:</text:span></text:p>
      <text:p text:style-name="P33"><text:span text:style-name="Definition"><text:span text:style-name="T354">g</text:span></text:span><text:span text:style-name="Definition"><text:span text:style-name="T353">ebruiker</text:span></text:span><text:span text:style-name="Definition"><text:span text:style-name="T357"><text:tab/><text:tab/></text:span></text:span><text:span text:style-name="Definition"><text:span text:style-name="T372"> <text:tab/><text:tab/></text:span></text:span><text:span text:style-name="T358"><draw:control text:anchor-type="as-char" svg:y="-0.429cm" draw:z-index="11" draw:name="Gebruiker" draw:style-name="gr2" draw:text-style-name="P115" svg:width="6.061cm" svg:height="0.6cm" draw:control="control12"><svg:title>Gebruiker</svg:title><svg:desc>Volledige naam, bijv. Jan Stek</svg:desc></draw:control></text:span><text:span text:style-name="T358"><text:tab/></text:span><text:span text:style-name="T359">(</text:span><text:span text:style-name="T355">volledige naam, bijv. </text:span><text:span text:style-name="T370">J</text:span><text:span text:style-name="T371">a</text:span><text:span text:style-name="T370">n </text:span><text:span text:style-name="T371">Jansen</text:span><text:span text:style-name="T356">)</text:span></text:p>
      <text:p text:style-name="Standard"><text:span text:style-name="Definition"><text:span text:style-name="T354">g</text:span></text:span><text:span text:style-name="Definition"><text:span text:style-name="T353">ebruikersnaam<text:tab/></text:span></text:span><text:span text:style-name="Definition"><text:span text:style-name="T353"><draw:control text:anchor-type="as-char" svg:y="-0.429cm" draw:z-index="12" draw:name="Gberuikersnaam" draw:style-name="gr2" draw:text-style-name="P115" svg:width="6.061cm" svg:height="0.6cm" draw:control="control13"><svg:title>Gebruikersnaam</svg:title><svg:desc>Korte naam, bijv. jan</svg:desc></draw:control></text:span></text:span><text:span text:style-name="Definition"><text:span text:style-name="T353"><text:tab/></text:span></text:span><text:span text:style-name="T10">(korte naam, bijv. </text:span><text:span text:style-name="T303">j</text:span><text:span text:style-name="T304">a</text:span><text:span text:style-name="T303">n</text:span><text:span text:style-name="T10">)</text:span></text:p>
      <text:p text:style-name="P32"><text:span text:style-name="Definition"><text:span text:style-name="T361">c</text:span></text:span><text:span text:style-name="Definition"><text:span text:style-name="T360">omputernaam<text:tab/><text:tab/></text:span></text:span><text:span text:style-name="Definition"><text:span text:style-name="T358"><draw:control text:anchor-type="as-char" svg:y="-0.429cm" draw:z-index="13" draw:name="Computernaam" draw:style-name="gr2" draw:text-style-name="P115" svg:width="6.061cm" svg:height="0.6cm" draw:control="control14"><svg:title>Computernaam</svg:title><svg:desc>Unieke naam van de computer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naam van de compute</text:span></text:span><text:span text:style-name="Definition"><text:span text:style-name="T366">r, </text:span></text:span><text:span text:style-name="Definition"><text:span text:style-name="T367">bijv. pc01</text:span></text:span><text:span text:style-name="Definition"><text:span text:style-name="T364">)</text:span></text:span></text:p>
      <text:p text:style-name="P32"><text:span text:style-name="Definition"><text:span text:style-name="T354">o</text:span></text:span><text:span text:style-name="Definition"><text:span text:style-name="T353">pstartmenu</text:span></text:span><text:span text:style-name="Definition"><text:span text:style-name="T358"><text:tab/><text:tab/><text:tab/></text:span></text:span><text:span text:style-name="Definition"><text:span text:style-name="T358"><draw:control text:anchor-type="as-char" svg:y="-0.429cm" draw:z-index="14" draw:name="Opstartmenu" draw:style-name="gr2" draw:text-style-name="P115" svg:width="6.061cm" svg:height="0.6cm" draw:control="control15"><svg:title>Opstartmenu</svg:title><svg:desc>Toets voor het opstartmenu ("bootmenu")</svg:desc></draw:control></text:span></text:span><text:span text:style-name="Definition"><text:span text:style-name="T358"><text:tab/></text:span></text:span><text:span text:style-name="Definition"><text:span text:style-name="T364">(</text:span></text:span><text:span text:style-name="Definition"><text:span text:style-name="T365">to</text:span></text:span><text:span text:style-name="Definition"><text:span text:style-name="T368">ets voor het opstartmedium</text:span></text:span><text:span text:style-name="Definition"><text:span text:style-name="T369">)</text:span></text:span></text:p>
      <text:p text:style-name="P32"><text:span text:style-name="Definition"><text:span text:style-name="T362">i</text:span></text:span><text:span text:style-name="Definition"><text:span text:style-name="T363">nstellingen</text:span></text:span><text:span text:style-name="T364"><text:tab/> <text:tab/><text:tab/></text:span><text:span text:style-name="T364"><draw:control text:anchor-type="as-char" svg:y="-0.429cm" draw:z-index="10" draw:name="Instellingen" draw:style-name="gr2" draw:text-style-name="P115" svg:width="6.061cm" svg:height="0.6cm" draw:control="control11"><svg:title>Instellingen</svg:title><svg:desc>Toets voor het BIOS/UEFI-scherm ("setup")</svg:desc></draw:control></text:span><text:span text:style-name="T364"><text:tab/>(</text:span><text:span text:style-name="T365">toets voor het BIOS/UEFI-scherm</text:span><text:span text:style-name="T364">)</text:span></text:p>
      <text:p text:style-name="P34"><text:span text:style-name="T292">Vervang </text:span><text:span text:style-name="Definition"><text:span text:style-name="T12">schuingedrukte</text:span></text:span><text:span text:style-name="T292"> </text:span><text:span text:style-name="T293">woorden </text:span><text:span text:style-name="T292">in deze checklist door </text:span><text:span text:style-name="T293">boven</text:span><text:span text:style-name="T292">staande waarden.</text:span></text:p>
      <text:p text:style-name="P40"/>
      <text:p text:style-name="P35"><text:span text:style-name="Strong_20_Emphasis"><text:span text:style-name="T300"/></text:span></text:p>
      <text:p text:style-name="P36"><text:span text:style-name="T294">Nog niet op Linux?<text:tab/></text:span><text:span text:style-name="T297"><text:tab/></text:span><text:span text:style-name="T298">G</text:span><text:span text:style-name="T291">ebruik </text:span><text:span text:style-name="Strong_20_Emphasis"><text:span text:style-name="T302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5"> onder </text:span><text:span text:style-name="T301">Linux</text:span><text:span text:style-name="T296">.</text:span></text:p>
      <text:p text:style-name="P22"><text:span text:style-name="T271">Nieuwe installatie?<text:tab/></text:span><text:span text:style-name="T273"></text:span><text:span text:style-name="T275"><text:tab/></text:span><text:span text:style-name="T274">B</text:span><text:span text:style-name="T271">egin bij hoofdstuk </text:span><text:span text:style-name="T271"><text:bookmark-ref text:reference-format="page" text:ref-name="__RefNumPara__4009_1271708128">2</text:bookmark-ref></text:span><text:span text:style-name="T271"><text:s text:c="2"/></text:span><text:span text:style-name="T272"><text:bookmark-ref text:reference-format="text" text:ref-name="__RefNumPara__4009_1271708128">Installatie uitvoeren</text:bookmark-ref></text:span><text:span text:style-name="T272">.</text:span></text:p>
      <text:p text:style-name="P31"><text:span text:style-name="Strong_20_Emphasis"><text:span text:style-name="T299"/></text:span></text:p>
      <text:list xml:id="list3637360051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13"><text:span text:style-name="Strong_20_Emphasis"><text:span text:style-name="T65"><text:s/></text:span></text:span><text:span text:style-name="Strong_20_Emphasis"><text:span text:style-name="T120"><draw:control text:anchor-type="as-char" draw:z-index="25" draw:name="Vorm 1" draw:style-name="gr1" draw:text-style-name="P11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12">Leg Wifi codes vast<text:span text:style-name="Strong_20_Emphasis"><text:span text:style-name="T119"><text:note text:id="ftn0" text:note-class="footnote"><text:note-citation>2</text:note-citation><text:note-body><text:p text:style-name="P104"><text:span text:style-name="User_20_Entry"><text:span text:style-name="T222">Via Terminalvenster: </text:span></text:span><text:span text:style-name="User_20_Entry"><text:span text:style-name="T269">sudo cat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2" text:note-class="footnote"><text:note-citation>3</text:note-citation><text:note-body><text:p text:style-name="P27"><text:span text:style-name="T257">E</text:span><text:span text:style-name="T258">v</text:span><text:span text:style-name="T259">en</text:span><text:span text:style-name="T261">t</text:span><text:span text:style-name="T262">uele </text:span><text:span text:style-name="T263">extra </text:span><text:span text:style-name="T265">gebruiker</text:span><text:span text:style-name="T263">s aanmelden </text:span><text:span text:style-name="T264">en dezelfde stappen uitvoeren</text:span><text:span text:style-name="T260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575624271248">
          <table:table-cell table:style-name="_31_._5f_Installatie_5f_voorbereiden.A1" office:value-type="string">
            <text:p text:style-name="P6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75624271648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1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3" text:note-class="footnote"><text:note-citation>4</text:note-citation><text:note-body><text:p text:style-name="P24"><text:span text:style-name="T287">De </text:span><text:span text:style-name="T288">Super</text:span><text:span text:style-name="T287">-toets is de Windows</text:span><text:span text:style-name="T289">-</text:span><text:span text:style-name="T290">toets</text:span><text:span text:style-name="T287">, </text:span><text:span text:style-name="T289">C</text:span><text:span text:style-name="T287">ommand-</text:span><text:span text:style-name="T290">toets</text:span><text:span text:style-name="T287">, of </text:span><text:span text:style-name="T289">V</text:span><text:span text:style-name="T287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575624272272">
          <table:table-cell table:style-name="_31_._5f_Installatie_5f_voorbereiden.A1" office:value-type="string">
            <text:p text:style-name="P72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6">sudo</text:span></text:span><text:span text:style-name="User_20_Entry"><text:span text:style-name="T267"> </text:span></text:span><text:span text:style-name="User_20_Entry"><text:span text:style-name="T266">apt install wget</text:span></text:span></text:p>
            <text:p text:style-name="P78"><text:span text:style-name="User_20_Entry"><text:span text:style-name="T267">wget karelzimmer.nl/</text:span></text:span><text:span text:style-name="User_20_Entry"><text:span text:style-name="T268">kz</text:span></text:span><text:span text:style-name="User_20_Entry"><text:span text:style-name="T267"><text:line-break/>bash </text:span></text:span><text:span text:style-name="User_20_Entry"><text:span text:style-name="T268">kz</text:span></text:span></text:p>
          </table:table-cell>
        </table:table-row>
        <table:table-row table:style-name="TableLine945756242728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57562427352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75624274144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3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575624274768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3"/>
      <text:list xml:id="list201126917907052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7562423686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17">Start de computer op vanaf </text:span><text:span text:style-name="T318">een </text:span><text:span text:style-name="T318"><text:reference-ref text:reference-format="text" text:ref-name="Distributie">Debian</text:reference-ref></text:span><text:span text:style-name="T318"><text:s/></text:span><text:span text:style-name="Strong_20_Emphasis"><text:span text:style-name="T306"><text:reference-ref text:reference-format="text" text:ref-name="Versie">11</text:reference-ref></text:span></text:span><text:span text:style-name="Strong_20_Emphasis"><text:span text:style-name="T306"><text:s/></text:span></text:span><text:span text:style-name="T319">(</text:span><text:span text:style-name="T320">Live</text:span><text:span text:style-name="T211"><text:note text:id="ftn4" text:note-class="footnote"><text:note-citation>1</text:note-citation><text:note-body><text:p text:style-name="P28"><text:span text:style-name="T373">Vanaf ee</text:span>n Live <text:span text:style-name="T375">USB-stick of </text:span><text:span text:style-name="T347">CD</text:span><text:span text:style-name="T376"> </text:span>kunt <text:span text:style-name="T373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5" text:note-class="footnote"><text:note-citation>2</text:note-citation><text:note-body><text:p text:style-name="P100"><text:span text:style-name="T21">D</text:span><text:span text:style-name="Strong_20_Emphasis"><text:span text:style-name="T223">ow</text:span></text:span><text:span text:style-name="Strong_20_Emphasis"><text:span text:style-name="T224">nload </text:span></text:span><text:span text:style-name="Strong_20_Emphasis"><text:span text:style-name="T218">e</text:span></text:span><text:span text:style-name="Strong_20_Emphasis"><text:span text:style-name="T225">e</text:span></text:span><text:span text:style-name="Strong_20_Emphasis"><text:span text:style-name="T226">n</text:span></text:span><text:span text:style-name="Strong_20_Emphasis"><text:span text:style-name="T255"> </text:span></text:span><text:span text:style-name="Strong_20_Emphasis"><text:span text:style-name="T224">Live CD </text:span></text:span><text:span text:style-name="Strong_20_Emphasis"><text:span text:style-name="T227">v</text:span></text:span><text:span text:style-name="Strong_20_Emphasis"><text:span text:style-name="T228">anaf</text:span></text:span><text:span text:style-name="Strong_20_Emphasis"><text:span text:style-name="T229"> </text:span></text:span><text:a xlink:type="simple" xlink:href="https://www.debian.org/CD/live/" text:style-name="Internet_20_link" text:visited-style-name="Visited_20_Internet_20_Link"><text:span text:style-name="Strong_20_Emphasis"><text:span text:style-name="T380">debian.org/cd/live</text:span></text:span></text:a><text:span text:style-name="Strong_20_Emphasis"><text:span text:style-name="T229">, blader naar beneden en klik op </text:span></text:span><text:span text:style-name="Strong_20_Emphasis"><text:span text:style-name="T243">unofficial live images for stable with firmware included</text:span></text:span><text:span text:style-name="Strong_20_Emphasis"><text:span text:style-name="T229">. Klik vervolgens door </text:span></text:span><text:span text:style-name="Strong_20_Emphasis"><text:span text:style-name="T219">naar</text:span></text:span><text:span text:style-name="Strong_20_Emphasis"><text:span text:style-name="T229"> </text:span></text:span><text:span text:style-name="Strong_20_Emphasis"><text:span text:style-name="T243">amd64</text:span></text:span><text:span text:style-name="Strong_20_Emphasis"><text:span text:style-name="T229"> en </text:span></text:span><text:span text:style-name="Strong_20_Emphasis"><text:span text:style-name="T243">iso-hybrid</text:span></text:span><text:span text:style-name="Strong_20_Emphasis"><text:span text:style-name="T229">. </text:span></text:span><text:span text:style-name="Strong_20_Emphasis"><text:span text:style-name="T219">D</text:span></text:span><text:span text:style-name="Strong_20_Emphasis"><text:span text:style-name="T230">aar aangekomen kies </text:span></text:span><text:span text:style-name="T244">debian-live-11</text:span><text:span text:style-name="T245">-</text:span><text:span text:style-name="T244">amd-64-</text:span><text:span text:style-name="T245">gnome</text:span><text:span text:style-name="T246">+non-fre</text:span><text:span text:style-name="T247">e</text:span><text:span text:style-name="T246">.iso</text:span><text:span text:style-name="Strong_20_Emphasis"><text:span text:style-name="T224">, </text:span></text:span><text:span text:style-name="Strong_20_Emphasis"><text:span text:style-name="T223">e</text:span></text:span><text:span text:style-name="Strong_20_Emphasis"><text:span text:style-name="T231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0">G</text:span></text:span><text:span text:style-name="Strong_20_Emphasis"><text:span text:style-name="T232">ebruik </text:span></text:span><text:span text:style-name="Strong_20_Emphasis"><text:span text:style-name="T233">het programma balenaEtche</text:span></text:span><text:span text:style-name="Strong_20_Emphasis"><text:span text:style-name="T234">r</text:span></text:span><text:span text:style-name="Strong_20_Emphasis"><text:span text:style-name="T233"> </text:span></text:span><text:span text:style-name="Strong_20_Emphasis"><text:span text:style-name="T235">(</text:span></text:span><text:a xlink:type="simple" xlink:href="https://www.balena.io/etcher/" text:style-name="Internet_20_link" text:visited-style-name="Visited_20_Internet_20_Link"><text:span text:style-name="Strong_20_Emphasis"><text:span text:style-name="T381">etcher.io</text:span></text:span></text:a><text:span text:style-name="Strong_20_Emphasis"><text:span text:style-name="T235">) </text:span></text:span><text:span text:style-name="Strong_20_Emphasis"><text:span text:style-name="T236">om de CD naar de USB-stick te schrijven</text:span></text:span><text:span text:style-name="Strong_20_Emphasis"><text:span text:style-name="T235">; </text:span></text:span><text:span text:style-name="Strong_20_Emphasis"><text:span text:style-name="T233">balenaEtche</text:span></text:span><text:span text:style-name="Strong_20_Emphasis"><text:span text:style-name="T234">r</text:span></text:span><text:span text:style-name="Strong_20_Emphasis"><text:span text:style-name="T237"> is</text:span></text:span><text:span text:style-name="Strong_20_Emphasis"><text:span text:style-name="T235"> </text:span></text:span><text:span text:style-name="Strong_20_Emphasis"><text:span text:style-name="T238">beschikbaar voor </text:span></text:span><text:span text:style-name="Strong_20_Emphasis"><text:span text:style-name="T239">Windows, </text:span></text:span><text:span text:style-name="Strong_20_Emphasis"><text:span text:style-name="T240">OS X</text:span></text:span><text:span text:style-name="Strong_20_Emphasis"><text:span text:style-name="T233">, </text:span></text:span><text:span text:style-name="Strong_20_Emphasis"><text:span text:style-name="T235">en </text:span></text:span><text:span text:style-name="Strong_20_Emphasis"><text:span text:style-name="T241">GNU/</text:span></text:span><text:span text:style-name="Strong_20_Emphasis"><text:span text:style-name="T233">Linux</text:span></text:span><text:span text:style-name="Strong_20_Emphasis"><text:span text:style-name="T242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6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63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575624318096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57562426219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75624497936">
          <table:table-cell table:style-name="_32_._5f_Installatie_5f_uitvoeren.A1" office:value-type="string">
            <text:p text:style-name="P76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1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575624498448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575624499072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4">Locatie</text:span> kies bij <text:span text:style-name="T374">Regio</text:span> voor <text:span text:style-name="T374">Europa</text:span> en klik op <text:span text:style-name="T374">Volgende</text:span>.</text:p>
          </table:table-cell>
        </table:table-row>
        <table:table-row table:style-name="TableLine94575624499696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4">Toetsenbord</text:span> kies <text:span text:style-name="T374">English (US)</text:span> en klik op <text:span text:style-name="T374">Volgende</text:span>.</text:p>
          </table:table-cell>
        </table:table-row>
        <table:table-row table:style-name="TableLine945756245003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75624500944">
          <table:table-cell table:style-name="_32_._5f_Installatie_5f_uitvoeren.A1" office:value-type="string">
            <text:p text:style-name="P84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1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15">selecteer</text:span><text:span text:style-name="T6"> </text:span><text:span text:style-name="T7">de </text:span><text:span text:style-name="T6">gewenste </text:span><text:span text:style-name="T316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57562450156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75624502192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5756245028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7562450344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575624504064">
          <table:table-cell table:style-name="_32_._5f_Installatie_5f_uitvoeren.A1" office:value-type="string">
            <text:p text:style-name="P86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57562450468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575624505312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6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62"><text:span text:style-name="Strong_20_Emphasis"><text:span text:style-name="T141"/></text:span></text:p>
      <text:list xml:id="list201125780109339" text:continue-numbering="true" text:style-name="L1">
        <text:list-item>
          <text:p text:style-name="P109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7562417281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57562464894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75624686688">
          <table:table-cell table:style-name="_33_._5f_Installatie_5f_afronden.A1" office:value-type="string">
            <text:p text:style-name="P79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1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5756246450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5756245825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5756246483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3"/></text:span></text:p>
          </table:table-cell>
        </table:table-row>
        <table:table-row table:style-name="TableLine94575624649328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7" text:note-class="footnote"><text:note-citation>1</text:note-citation><text:note-body><text:p text:style-name="P25"><text:span text:style-name="T287">De </text:span><text:span text:style-name="T288">Super</text:span><text:span text:style-name="T287">-toets is de Windows</text:span><text:span text:style-name="T289">-</text:span><text:span text:style-name="T290">toets</text:span><text:span text:style-name="T287">, </text:span><text:span text:style-name="T289">C</text:span><text:span text:style-name="T287">ommand-</text:span><text:span text:style-name="T290">toets</text:span><text:span text:style-name="T287">, of </text:span><text:span text:style-name="T289">V</text:span><text:span text:style-name="T287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5756246874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575624688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5756246914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7562469209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575624692720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6"><text:span text:style-name="T321">Klik op </text:span><text:span text:style-name="T333">Updates</text:span><text:span text:style-name="T322"> en a</text:span><text:span text:style-name="T323">ls</text:span><text:span text:style-name="T324"> </text:span><text:span text:style-name="T325">er </text:span><text:span text:style-name="T324">updates beschikbaar zijn, k</text:span><text:span text:style-name="T326">lik op </text:span><text:span text:style-name="Strong_20_Emphasis"><text:span text:style-name="T332">Downloaden</text:span></text:span><text:span text:style-name="T326"> </text:span><text:span text:style-name="T327">en vervolgens op </text:span><text:span text:style-name="T334">Herstarten &amp; bijwerken</text:span><text:span text:style-name="T327"> </text:span><text:span text:style-name="T328">en </text:span><text:span text:style-name="T334">Herstarten &amp; </text:span><text:span text:style-name="T335">installeren</text:span><text:span text:style-name="T336">.</text:span></text:p>
          </table:table-cell>
        </table:table-row>
        <table:table-row table:style-name="TableLine945756246383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29">Daarna weer </text:span><text:span text:style-name="T330">a</text:span><text:span text:style-name="T331">anmelden als </text:span><text:span text:style-name="Definition"><text:span text:style-name="T17">gebruiker</text:span></text:span><text:span text:style-name="T327">.</text:span></text:p>
          </table:table-cell>
        </table:table-row>
        <table:table-row table:style-name="TableLine9457562463897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75624639680">
          <table:table-cell table:style-name="_33_._5f_Installatie_5f_afron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1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575624640464">
          <table:table-cell table:style-name="_33_._5f_Installatie_5f_afronden.A1" office:value-type="string">
            <text:p text:style-name="P72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57562467225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57562467356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75624674352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1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575624688736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575624689520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575624690304">
          <table:table-cell table:style-name="_33_._5f_Installatie_5f_afronden.A1" office:value-type="string">
            <text:p text:style-name="P103"><text:span text:style-name="Strong_20_Emphasis"><text:span text:style-name="T65"><text:s/></text:span></text:span><text:span text:style-name="Strong_20_Emphasis"><text:span text:style-name="T120"><draw:control text:anchor-type="as-char" draw:z-index="24" draw:name="Vorm33_0" draw:style-name="gr1" draw:text-style-name="P11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2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2"/></text:span></text:p>
      <text:p text:style-name="P66"><text:span text:style-name="Strong_20_Emphasis"><text:span text:style-name="T82"/></text:span></text:p>
      <text:list xml:id="list201127371982355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575624680096">
          <table:table-cell table:style-name="Tabel2.A1" office:value-type="string">
            <text:p text:style-name="P87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8" text:note-class="footnote"><text:note-citation>1</text:note-citation><text:note-body><text:p text:style-name="P99"><text:span text:style-name="User_20_Entry"><text:span text:style-name="T221">E</text:span></text:span><text:span text:style-name="User_20_Entry"><text:span text:style-name="T248">v</text:span></text:span><text:span text:style-name="User_20_Entry"><text:span text:style-name="T249">en</text:span></text:span><text:span text:style-name="User_20_Entry"><text:span text:style-name="T251">t</text:span></text:span><text:span text:style-name="User_20_Entry"><text:span text:style-name="T252">uele </text:span></text:span><text:span text:style-name="User_20_Entry"><text:span text:style-name="T253">extra </text:span></text:span><text:span text:style-name="User_20_Entry"><text:span text:style-name="T256">gebruiker</text:span></text:span><text:span text:style-name="User_20_Entry"><text:span text:style-name="T253">s aanmelden </text:span></text:span><text:span text:style-name="User_20_Entry"><text:span text:style-name="T254">en dezelfde stappen uitvoeren</text:span></text:span><text:span text:style-name="User_20_Entry"><text:span text:style-name="T250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7562476009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75624788176">
          <table:table-cell table:style-name="Tabel2.A1" office:value-type="string">
            <text:p text:style-name="P93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9" text:note-class="footnote"><text:note-citation>2</text:note-citation><text:note-body><text:p text:style-name="P26"><text:span text:style-name="T287">D</text:span>e <text:span text:style-name="T388">Super</text:span>-toets <text:span text:style-name="T287">is </text:span>de Windows<text:span text:style-name="T382">-</text:span><text:span text:style-name="T383">toets</text:span>, <text:span text:style-name="T382">C</text:span>ommand-<text:span text:style-name="T383">toets</text:span>, of <text:span text:style-name="T382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5756247935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2"><text:note text:id="ftn10" text:note-class="footnote"><text:note-citation>3</text:note-citation><text:note-body><text:p text:style-name="P29">Het inrichten kan nagelopen worden <text:span text:style-name="T384">met </text:span>bestanden in <text:span text:style-name="T384">map</text:span><text:span text:style-name="T385"> </text:span><text:span text:style-name="T386">kz-</text:span><text:span text:style-name="T384">install </text:span><text:span text:style-name="T348">en</text:span><text:span text:style-name="T384"> kz-setup </text:span><text:span text:style-name="T387">in </text:span><text:span text:style-name="T385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57562475865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575624730448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3" draw:name="Vorm36_1" draw:style-name="gr1" draw:text-style-name="P114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6"/></text:span></text:p>
      <text:p text:style-name="P19"/>
      <text:p text:style-name="P97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07"> installatie va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308">GNU/Linux</text:span></text:span><text:span text:style-name="Strong_20_Emphasis"><text:span text:style-name="T307"> </text:span></text:span><text:span text:style-name="T309"><text:reference-ref text:reference-format="text" text:ref-name="Versie">11</text:reference-ref></text:span><text:span text:style-name="Strong_20_Emphasis"><text:span text:style-name="T311"><text:s/></text:span></text:span><text:span text:style-name="Strong_20_Emphasis"><text:span text:style-name="T312">LTS</text:span></text:span><text:span text:style-name="T310"> </text:span><text:span text:style-name="T307"><text:reference-ref text:reference-format="text" text:ref-name="Editie">desktop</text:reference-ref></text:span><text:span text:style-name="T307"><text:s/>is voltooid.</text:span></text:p>
      <text:p text:style-name="P46"/>
      <text:p text:style-name="P3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5T20:11:25.290776845">25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20:11:25.165830440</dc:date>
    <meta:keyword>Installatie</meta:keyword>
    <meta:keyword>Checklist</meta:keyword>
    <meta:keyword>Linux</meta:keyword>
    <meta:editing-cycles>6510</meta:editing-cycles>
    <meta:editing-duration>P11DT13H13M39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44" meta:character-count="5672" meta:non-whitespace-character-count="4865"/>
    <meta:user-defined meta:name="Info 1"/>
    <meta:user-defined meta:name="Info 2"/>
    <meta:user-defined meta:name="Info 3"/>
    <meta:user-defined meta:name="Info 4"/>
  </office:meta>
</office:document-meta>
</file>